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Times New Roman" fo:font-size="14pt" fo:language="ru" fo:country="RU" style:font-size-asian="12.25pt" style:font-size-complex="14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style:font-name="Times New Roman" fo:font-size="14pt" fo:language="ru" fo:country="RU" style:font-size-asian="12.25pt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ледовательность действий при передаче пакета в подсети и пересылка транзитных пакетов</text:p>
      <text:p text:style-name="P3"/>
      <text:p text:style-name="P2"><text:tab/>Последовательность действий при передаче пакета в некоторой подсети</text:p>
      <text:p text:style-name="P2">(опуская коллизии, оконный механизм, DNS) заключается в следующем:</text:p>
      <text:list xml:id="list3070195376" text:style-name="L1">
        <text:list-item>
          <text:p text:style-name="P4">Пакет с известным IP-адресом назначения в заголовке передается на <text:s/>уровень MAC (например, Ethernet) и выполняется инкапсуляция.</text:p>
        </text:list-item>
        <text:list-item>
          <text:p text:style-name="P4">В нормальной ситуации ядро сетевой ОС хранит таблицу соответствия <text:s/>MAC и IP-адресов. Если MAC-адрес назначения не известен, то для его <text:s/>восстановления используется протокол ARP (RFC 826).</text:p>
        </text:list-item>
        <text:list-item>
          <text:p text:style-name="P4">Если пакет (теперь уже кадр) предназначен станции из текущей <text:s/>подсети, то, после передачи сетевым интерфейсом станции-передатчика, он <text:s/>будет сразу принят всеми станциями подсети.</text:p>
        </text:list-item>
        <text:list-item>
          <text:p text:style-name="P4">Причем только на станции-абоненте, на основании анализа MAC- <text:s/>адреса назначения, кадр будет распознан как свой и его содержимое будет <text:s/>передано на уровень IP для дальнейшей обработки. Остальными станциями <text:s/>кадр будет отброшен.</text:p>
        </text:list-item>
        <text:list-item>
          <text:p text:style-name="P4">Если пакет предназначен станции из другой (в том числе соседней) <text:s/>подсети, то он будет передан, согласно таблице маршрутизации, <text:s/>соответствующему шлюзу с использованием MAC-адреса этого шлюза <text:s/>(возможно после привлечения ARP).</text:p>
        </text:list-item>
      </text:list>
      <text:p text:style-name="P2"/>
      <text:p text:style-name="P2"><text:tab/>Если по каким-либо причинам необходимо принимать и обрабатывать все <text:s/>кадры, то включается специальный режим работы сетевого интерфейса -- <text:s/>promiscuous.</text:p>
      <text:p text:style-name="P2"/>
      <text:p text:style-name="P2"><text:tab/>Для того чтобы обеспечить передачу транзитных пакетов <text:s/>подсетями через шлюз на нем должен быть разрешен IP forwarding.</text:p>
      <text:p text:style-name="P2"><text:tab/>После включения IP forwarding, каждый пакет, принятый одним из сетевых <text:s/>интерфейсов, может быть ретранслирован другими, то есть станция работает <text:s/>собственно как шлюзовая.</text:p>
      <text:p text:style-name="P2"><text:tab/>Достижимость своих интерфейсов IP forwarding не затрагивает, то есть <text:s/>каждый интерфейс достижим через любой другой вне зависимости от <text:s/>состояния IP forward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1:42:55.759096258</meta:creation-date>
    <dc:date>2023-05-09T21:56:54.580616426</dc:date>
    <meta:editing-duration>PT9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36" meta:character-count="1778" meta:non-whitespace-character-count="1536"/>
  </office:meta>
</office:document-meta>
</file>